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auphinPlain" svg:font-family="DauphinPlai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rem Ipsum</text:p>
      <text:p text:style-name="Standard">Lorem ipsum dolor sit amet, consectetur adipiscing elit. Curabitur egestas, nisl non aliquam aliquet, augue odio eleifend elit, ac cursus ipsum nibh sed metus. Sed id sem dictum, aliquam mauris id, maximus lacus. Mauris rutrum vel quam at ultricies. Aenean rutrum, nibh id tristique vehicula, libero urna suscipit felis, sit amet convallis metus velit vel lorem. Pellentesque luctus tellus nec fringilla sodales. Aenean in tincidunt quam. Cras non ultricies ligula. Morbi ac dictum urna. Suspendisse odio erat, ultricies eget ex ac, dignissim condimentum orci. Proin et turpis ornare, fringilla lectus eu, convallis metus.</text:p>
      <text:p text:style-name="Standard"/>
      <text:p text:style-name="Standard">Etiam ullamcorper posuere arcu non aliquam. Ut a pharetra elit, ac vehicula nunc. Vestibulum quis facilisis enim, vitae commodo ex. Nunc efficitur, turpis eu bibendum tincidunt, dui arcu gravida lectus, vel consequat libero odio in justo. Ut eu pharetra massa. Morbi blandit, nisl a convallis posuere, tellus elit sagittis quam, id commodo odio nisl et lorem. Mauris ullamcorper metus tortor, eu ultricies turpis laoreet vel. Maecenas euismod tortor sit amet ligula iaculis facilisis. Quisque posuere eu eros nec ornare. Praesent a nisi arcu. Phasellus placerat lectus ac sapien eleifend, eget lacinia arcu semper.</text:p>
      <text:p text:style-name="Standard"/>
      <text:p text:style-name="Standard">Donec nec tincidunt dolor, in vestibulum nunc. Phasellus condimentum elementum aliquam. Donec scelerisque vel nisi consequat vestibulum. Suspendisse non tellus euismod, vulputate ligula faucibus, rutrum tellus. Morbi sit amet mauris nec justo sodales mattis in at odio. Mauris vel leo finibus augue elementum hendrerit. Proin pellentesque enim non sapien sollicitudin, id vehicula nisl sollicitudin. Duis volutpat et ex a rhoncus. Ut scelerisque nec velit ac vulputate. Suspendisse eget odio orci. Donec quis elit sit amet metus malesuada vehicula. Nunc quis lorem sapien. Donec rhoncus velit non sollicitudin laoreet. Donec vel ipsum nec eros lacinia semper. Sed et interdum felis. Vestibulum finibus condimentum erat, non vestibulum purus rutrum pharetra.</text:p>
      <text:p text:style-name="Standard"/>
      <text:p text:style-name="Standard">Proin accumsan fringilla tempor. Nullam elementum placerat iaculis. Vestibulum at lacinia ex, in egestas turpis. Fusce lacus nisi, tincidunt eu nulla non, bibendum malesuada arcu. Donec tristique orci a metus volutpat bibendum. Proin interdum metus blandit massa egestas vestibulum. Cras ultrices nibh at purus efficitur pretium.</text:p>
      <text:p text:style-name="Standard"/>
      <text:p text:style-name="Standard">Vestibulum porttitor enim vitae lacus mollis pharetra. Maecenas euismod lorem at tortor tristique, quis consequat nibh pellentesque. Donec vitae mi iaculis, tincidunt nibh ut, viverra mi. Quisque non vulputate ligula. Praesent ipsum urna, euismod sit amet tempus nec, condimentum in ipsum. Aliquam sit amet leo a lacus congue rhoncus in vitae massa. Etiam gravida et nulla vitae iaculis. Nulla hendrerit arcu in arcu scelerisque gravida. Praesent sollicitudin est sit amet nulla imperdiet, scelerisque euismod augue hendrer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auphinPlain" svg:font-family="DauphinPlai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4T22:27:37.016000000</meta:creation-date>
    <dc:date>2024-12-14T22:29:47.665000000</dc:date>
    <meta:editing-duration>PT2M11S</meta:editing-duration>
    <meta:editing-cycles>1</meta:editing-cycles>
    <meta:document-statistic meta:table-count="0" meta:image-count="0" meta:object-count="0" meta:page-count="1" meta:paragraph-count="6" meta:word-count="418" meta:character-count="2859" meta:non-whitespace-character-count="2447"/>
    <meta:generator>LibreOffice/24.8.3.2$Windows_X86_64 LibreOffice_project/48a6bac9e7e268aeb4c3483fcf825c94556d9f92</meta:generator>
  </office:meta>
</office:document-meta>
</file>